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0">
      <style:table-cell-properties style:vertical-align="automatic" fo:background-color="#FFFF00" style:repeat-content="false"/>
      <style:paragraph-properties fo:text-align="start" fo:margin-left="0cm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automatic" fo:wrap-option="wrap" fo:background-color="#FFFF00"/>
    </style:style>
    <style:style style:name="ce9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wrap-option="wrap" fo:background-color="transparent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30">
      <style:table-cell-properties style:vertical-align="automatic" fo:background-color="#FFFF0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wrap-option="wrap"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14.8166666666667cm" style:use-optimal-column-width="true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9.39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i_caba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cabang</text:p>
          </table:table-cell>
          <table:table-cell office:value-type="string" table:style-name="ce2">
            <text:p>alamat</text:p>
          </table:table-cell>
          <table:table-cell office:value-type="string" table:style-name="ce3">
            <text:p>no_tlp</text:p>
          </table:table-cell>
          <table:table-cell office:value-type="string" table:style-name="ce1">
            <text:p>recieve</text:p>
          </table:table-cell>
          <table:table-cell office:value-type="string" table:style-name="ce1">
            <text:p>delivere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kowil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payung</text:p>
          </table:table-cell>
          <table:table-cell office:value-type="string" table:style-name="ce2">
            <text:p>Jalan Raya Setu, Gg. Sejahtera No. 21, Cipayung, RT.5/RW.1, Setu,<text:s/></text:p>
            <text:p>Cipayung, Kota Jakarta Timur, Daerah Khusus Ibukota Jakarta 13880</text:p>
          </table:table-cell>
          <table:table-cell office:value-type="string" table:style-name="ce3">
            <text:p>082282908302/ 0829072391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2cKEj7zcHrby2hX7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ongkol</text:p>
          </table:table-cell>
          <table:table-cell office:value-type="string" table:style-name="ce2">
            <text:p>JL. TONGKOL NO.23A, KOTA TUA (ARAH PASAR IKAN) Dibawah Kolong Tol</text:p>
          </table:table-cell>
          <table:table-cell office:value-type="string" table:style-name="ce3">
            <text:p>021690602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sM6bxK2gibmNLtm9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lok B</text:p>
          </table:table-cell>
          <table:table-cell office:value-type="string" table:style-name="ce1">
            <text:p>BLOK B PINTU BARAT LANTAI SLG DEPAN JAK MART ( SAMPING KALI )</text:p>
          </table:table-cell>
          <table:table-cell office:value-type="string" table:style-name="ce3">
            <text:p>08208139360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mpung Bali</text:p>
          </table:table-cell>
          <table:table-cell office:value-type="string" table:style-name="ce1">
            <text:p>JLN KAMPUNG BALI 1 NO 53</text:p>
          </table:table-cell>
          <table:table-cell office:value-type="string" table:style-name="ce3">
            <text:p>08211257225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bsJRhovtSwWBeX2F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deng</text:p>
          </table:table-cell>
          <table:table-cell office:value-type="string" table:style-name="ce2">
            <text:p>JL CIDENG BARAT NO 109 SEBERANG SPBU CIDENG ATAU SEBERANG PASAR TASIK<text:s/></text:p>
            <text:p>CIDENG</text:p>
          </table:table-cell>
          <table:table-cell office:value-type="string" table:style-name="ce3">
            <text:p>0831717318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n3GH4iYAaZh564J5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ga Lintas</text:p>
          </table:table-cell>
          <table:table-cell office:value-type="string" table:style-name="ce2">
            <text:p>JL. FACHRUDIN BLOK EX AURI LT. DASAR LOS A5 NO.5 TANAH ABANG BUKIT JAKARTA<text:s/></text:p>
            <text:p>PUSAT</text:p>
          </table:table-cell>
          <table:table-cell office:value-type="string" table:style-name="ce3">
            <text:p>08208863188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4">
            <text:p>Jati Negara</text:p>
          </table:table-cell>
          <table:table-cell office:value-type="string" table:style-name="ce4">
            <text:p>jalan stasiun jatinegara</text:p>
          </table:table-cell>
          <table:table-cell office:value-type="string" table:style-name="ce5">
            <text:p>08290271087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4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ukapura</text:p>
          </table:table-cell>
          <table:table-cell office:value-type="string" table:style-name="ce2">
            <text:p>Gg. SMA 83 No.45, RT.4/RW.4, Sukapura, Kec. Cilincing, Kota Jkt Utara,<text:s/></text:p>
            <text:p>Daerah Khusus Ibukota Jakarta 14140</text:p>
          </table:table-cell>
          <table:table-cell office:value-type="string" table:style-name="ce3">
            <text:p>08223299322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7Lp8Xin6rZVQZdYC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ondok Kopi</text:p>
          </table:table-cell>
          <table:table-cell office:value-type="string" table:style-name="ce2">
            <text:p>jalan raya penggilingan no 172 patokan depan tangga naik busway</text:p>
          </table:table-cell>
          <table:table-cell office:value-type="string" table:style-name="ce3">
            <text:p>0838965527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4CUUFWYLgYuGvLn6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sar Senen</text:p>
          </table:table-cell>
          <table:table-cell office:value-type="string" table:style-name="ce1">
            <text:p>PASAR SENEN JAYA LANTAI 5 BLOK 5 KECAMATAN SENEN JAKARTA PUSAT</text:p>
          </table:table-cell>
          <table:table-cell office:value-type="string" table:style-name="ce3">
            <text:p>08965100828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q4HKLa9tmWJDbDNh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rekot</text:p>
          </table:table-cell>
          <table:table-cell office:value-type="string" table:style-name="ce2">
            <text:p>JL KREKOT JAYA NO. 11 A BLOK C II NO. D 1 JAKARTA</text:p>
          </table:table-cell>
          <table:table-cell office:value-type="string" table:style-name="ce3">
            <text:p>(021)-350690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.page/baraka-sarana-tama-krekot?share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puk</text:p>
          </table:table-cell>
          <table:table-cell office:value-type="string" table:style-name="ce1">
            <text:p>RUKO PALEM LESTARI BLOK Y NO 25 - 26</text:p>
          </table:table-cell>
          <table:table-cell office:value-type="string" table:style-name="ce3">
            <text:p>0828672489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LbWcFB8VGvYncK9b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lodok (SPG)</text:p>
          </table:table-cell>
          <table:table-cell office:value-type="string" table:style-name="ce1">
            <text:p>Pertokoan Glodok Plaza Blok F No.87</text:p>
          </table:table-cell>
          <table:table-cell office:value-type="string" table:style-name="ce3">
            <text:p>08211240561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6">
            <text:p>https://goo.gl/maps/uv1A4EKoQ6doVUNK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lodok (SPGA)</text:p>
          </table:table-cell>
          <table:table-cell office:value-type="string" table:style-name="ce1">
            <text:p>Pertokoan Glodok Plaza</text:p>
          </table:table-cell>
          <table:table-cell office:value-type="string" table:style-name="ce3">
            <text:p>085219007535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www.google.co.id/maps/place/Pasifik+Audio/@-6.1433281,106.8163239,3a,75y,31.98h,95.24t/data=!3m6!1e1!3m4!1sfrtvATZ-J9wNji8LCqHdQA!2e0!7i16384!8i8192!4m5!3m4!1s0x2e69f60777c508d3:0xd9fe3aedf2d64cfe!8m2!3d-6.1434864!4d106.8164661?hl=id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semka</text:p>
          </table:table-cell>
          <table:table-cell office:value-type="string" table:style-name="ce2">
            <text:p>GEDUNG PASAR GROSIR ASEMKA (GEDUNG WARNA BIRU), LT. BASEMENT BLOK D NO. 11<text:s/></text:p>
            <text:p>( A S K )</text:p>
          </table:table-cell>
          <table:table-cell office:value-type="string" table:style-name="ce3">
            <text:p>(021)- 631345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niagaan</text:p>
          </table:table-cell>
          <table:table-cell office:value-type="string" table:style-name="ce1">
            <text:p>JL.PERNIAGAAN (PATOKAN DEPAN GEREJA GKI)</text:p>
          </table:table-cell>
          <table:table-cell office:value-type="string" table:style-name="ce3">
            <text:p>(021) - 690632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cKoe187Nw6kmA19f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unter</text:p>
          </table:table-cell>
          <table:table-cell office:value-type="string" table:style-name="ce1">
            <text:p>JL SUNTER KEMAYORAN NO 17 RT 003/07 SUNTER JAYA JAKARTA UTARA</text:p>
          </table:table-cell>
          <table:table-cell office:value-type="string" table:style-name="ce3">
            <text:p>08125113153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H9qaLRQAzr1usijK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kayon</text:p>
          </table:table-cell>
          <table:table-cell office:value-type="string" table:style-name="ce2">
            <text:p>Jln raya pekayon (pasar rebo jati Asih ), kp. Utan RT 002 RW 002 no 28<text:s/></text:p>
            <text:p>kel. Jaka setia kecamatan bekasi selatan kode pos 17147</text:p>
          </table:table-cell>
          <table:table-cell office:value-type="string" table:style-name="ce3">
            <text:p>082227222533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HPpWrEJhXRNxUjPg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ngga Dua</text:p>
          </table:table-cell>
          <table:table-cell office:value-type="string" table:style-name="ce1">
            <text:p>JL.MANGGA DUA RAYA. RUKO TEXTILE MANGGA DUA BLOK C3 NO 8</text:p>
          </table:table-cell>
          <table:table-cell office:value-type="string" table:style-name="ce3">
            <text:p>08211111905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8qfGmH1wZLFgKzno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eluk Gong</text:p>
          </table:table-cell>
          <table:table-cell office:value-type="string" table:style-name="ce2">
            <text:p>JALAN KAPUK MUARA KOMP. DUTA HARAPAN INDAH BLOK KK NO 83 TELUK GONG<text:s/></text:p>
            <text:p>JAKARTA UTARA</text:p>
          </table:table-cell>
          <table:table-cell office:value-type="string" table:style-name="ce3">
            <text:p>0838002541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F8tFquEcww38Y8PA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ogor</text:p>
          </table:table-cell>
          <table:table-cell office:value-type="string" table:style-name="ce1">
            <text:p>JL. CIWARINGIN NO 12 (BELAKANG BIOSKOP PRESIDENT TEATER)</text:p>
          </table:table-cell>
          <table:table-cell office:value-type="string" table:style-name="ce3">
            <text:p>082851444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9EESqtkWbVXRPfjh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apus</text:p>
          </table:table-cell>
          <table:table-cell office:value-type="string" table:style-name="ce1">
            <text:p>JL KP YUSUF RT 1 RW 7 RUKO GG JNEGKOL NO 105 KOTA BATU BOGOR SELATAN</text:p>
          </table:table-cell>
          <table:table-cell office:value-type="string" table:style-name="ce3">
            <text:p>08308930539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v6nF2wUcBKscVspw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epok</text:p>
          </table:table-cell>
          <table:table-cell office:value-type="string" table:style-name="ce2">
            <text:p>Jalan Raya Bogor KM32,5 No.3-3 1, RW.06, Curug, Kec. Cimanggis, Kota<text:s/></text:p>
            <text:p>Depok, Jawa Barat 16416</text:p>
          </table:table-cell>
          <table:table-cell office:value-type="string" table:style-name="ce3">
            <text:p>0821212482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7jgu8s1QDingvZvx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wangan</text:p>
          </table:table-cell>
          <table:table-cell office:value-type="string" table:style-name="ce2">
            <text:p>SAWANGAN RT.01 RW.13 KEL. RANGKEPAN JAYA , KEC.PANCORAN MAS , KOTA DEPOK -<text:s/></text:p>
            <text:p>JAWA BARAT</text:p>
          </table:table-cell>
          <table:table-cell office:value-type="string" table:style-name="ce3">
            <text:p>08293606016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fm9E4ZQmU9dzYPhW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angerang</text:p>
          </table:table-cell>
          <table:table-cell office:value-type="string" table:style-name="ce1">
            <text:p>JL RAYA SERANG KM.22 SAMPING SPBU KAWIDARAN</text:p>
          </table:table-cell>
          <table:table-cell office:value-type="string" table:style-name="ce3">
            <text:p>0829535185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14EVoEZCc2TXgee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kupa</text:p>
          </table:table-cell>
          <table:table-cell office:value-type="string" table:style-name="ce2">
            <text:p>jl raya serang km 18 bojong cikupa tangerang ( samping asrama TNI RUDAL<text:s/></text:p>
            <text:p>003 ), TANGERANG</text:p>
          </table:table-cell>
          <table:table-cell office:value-type="string" table:style-name="ce3">
            <text:p>0829579503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1EcZJGUThZR6prUe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Jatiuwung</text:p>
          </table:table-cell>
          <table:table-cell office:value-type="string" table:style-name="ce2">
            <text:p>JL. GATOT SUBROTO SASTRA PLAZA JATIUWUNG RUKO NO 16 A BELAKANG DEALER<text:s/></text:p>
            <text:p>ISUZU, TANGERANG</text:p>
          </table:table-cell>
          <table:table-cell office:value-type="string" table:style-name="ce3">
            <text:p>0828935098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vgz5Gan7UZ7yKDkcA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4"/>
          <table:table-cell office:value-type="string" table:style-name="ce4">
            <text:p>Tiga Raksa</text:p>
          </table:table-cell>
          <table:table-cell office:value-type="string" table:style-name="ce4">
            <text:p>Jl Arya Jaya Santika Kp.Gudang Pasir Nangka Tigaraksa Tangerang</text:p>
          </table:table-cell>
          <table:table-cell office:value-type="string" table:style-name="ce5">
            <text:p>082122457455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4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pondoh</text:p>
          </table:table-cell>
          <table:table-cell office:value-type="string" table:style-name="ce1">
            <text:p>JL H.MANSYUR PRTIGAAN LAMPU MERAH GONDRONG-CIPONDOH, TANGERANG</text:p>
          </table:table-cell>
          <table:table-cell office:value-type="string" table:style-name="ce3">
            <text:p>0838862202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TAkrJHcrGeM1aEef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erpong</text:p>
          </table:table-cell>
          <table:table-cell office:value-type="string" table:style-name="ce1">
            <text:p>JLN. Taman Tekno Widya No A 17 Setu Kec. Setu Kota Tanggerang Selatan</text:p>
          </table:table-cell>
          <table:table-cell office:value-type="string" table:style-name="ce3">
            <text:p>08388617475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RZN3BjUxAkvpHVAP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kasi</text:p>
          </table:table-cell>
          <table:table-cell office:value-type="string" table:style-name="ce2">
            <text:p>RUKO FESTIVAL SULTAN AGUNG KAV.38 JL RAYA SULTAN AGUNG RT.004 RW.06 NO.38<text:s/></text:p>
            <text:p>KEL MEDAN SATRIA KEC.MEDAN SATRIA BEKASI.17143</text:p>
          </table:table-cell>
          <table:table-cell office:value-type="string" table:style-name="ce3">
            <text:p>0821432130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sof1zUysBwyMxJPXA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ambun</text:p>
          </table:table-cell>
          <table:table-cell office:value-type="string" table:style-name="ce2">
            <text:p>JL.SETIA DARMA 2 NO.55-24 KAMPUNG PASAR RT 03/02 DUSUN 2 DESA SETIADARMA<text:s/></text:p>
            <text:p>KEC. TAMBUN SELATAN</text:p>
          </table:table-cell>
          <table:table-cell office:value-type="string" table:style-name="ce3">
            <text:p>0838644561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KytWgvC2SCY45GFn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olden City</text:p>
          </table:table-cell>
          <table:table-cell office:value-type="string" table:style-name="ce1">
            <text:p>VILLA INDAH PERMAI BLOK G5 NO 1, BEKASI</text:p>
          </table:table-cell>
          <table:table-cell office:value-type="string" table:style-name="ce3">
            <text:p>0831922329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X5kyxfS2kNDYPgRy5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karang</text:p>
          </table:table-cell>
          <table:table-cell office:value-type="string" table:style-name="ce2">
            <text:p>Jl. Gemalapik No.14, RT.15/RW.5, Pasirsari, Cikarang Sel., Bekasi, Jawa<text:s/></text:p>
            <text:p>Barat 17530</text:p>
          </table:table-cell>
          <table:table-cell office:value-type="string" table:style-name="ce3">
            <text:p>0837401407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P1ZysShBchjabRw8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barusa</text:p>
          </table:table-cell>
          <table:table-cell office:value-type="string" table:style-name="ce2">
            <text:p>jalan raya cikarang cibarauah kp, cikoronjo ds, sindang mulya kec,<text:s/></text:p>
            <text:p>cibarusah kab, bekasi</text:p>
          </table:table-cell>
          <table:table-cell office:value-type="string" table:style-name="ce3">
            <text:p>0831630949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ZDSzDdaFsGNp4z2NA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intu Kecil</text:p>
          </table:table-cell>
          <table:table-cell office:value-type="string" table:style-name="ce2">
            <text:p>Jl. Telepon Kota No.14 RT.6/RW.2, Roa Malaka Kec. Tambora Kota Jakarta<text:s/></text:p>
            <text:p>Barat Daerah Khusus Ibukota Jakarta 11230</text:p>
          </table:table-cell>
          <table:table-cell office:value-type="string" table:style-name="ce3">
            <text:p>0829433407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iwjbQPLs3XnEN5JF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rawang</text:p>
          </table:table-cell>
          <table:table-cell office:value-type="string" table:style-name="ce1">
            <text:p>JL. SUROTOKUNTO KM 5, DESA WARUNG BAMBU KARAWANG TIMUR</text:p>
          </table:table-cell>
          <table:table-cell office:value-type="string" table:style-name="ce3">
            <text:p>083170140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E75FZQKaA7LKzbz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leungsi</text:p>
          </table:table-cell>
          <table:table-cell office:value-type="string" table:style-name="ce1">
            <text:p>JL.RAYA JONGGOL CILEUNGSI KIDUL (PEREMPATAN PLAY OVER CILEUNGSI)</text:p>
          </table:table-cell>
          <table:table-cell office:value-type="string" table:style-name="ce3">
            <text:p>0831626082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MsoDcNXCtcvCas1G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4">
            <text:p>Pasar Minggu</text:p>
          </table:table-cell>
          <table:table-cell office:value-type="string" table:style-name="ce4">
            <text:p>JLN RAYA PASAR MINGGU NO 29A</text:p>
          </table:table-cell>
          <table:table-cell office:value-type="string" table:style-name="ce5">
            <text:p>08218702026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4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Jembatan Lima</text:p>
          </table:table-cell>
          <table:table-cell office:value-type="string" table:style-name="ce1">
            <text:p>JL DURI RAYA NO 85 RT 12 RW 06</text:p>
          </table:table-cell>
          <table:table-cell office:value-type="string" table:style-name="ce3">
            <text:p>087788794460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1">
            <text:p>Cilegon</text:p>
          </table:table-cell>
          <table:table-cell office:value-type="string" table:style-name="ce2">
            <text:p>Raya Bojonegara (Piere Tendean), Ruko Acing No. 8A, RT 01/05, Panggung<text:s/></text:p>
            <text:p>Rawi Kec. Jombang, Cilegon.</text:p>
          </table:table-cell>
          <table:table-cell office:value-type="string" table:style-name="ce3">
            <text:p>0821244847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fv8ZcJRY6AahtPz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Bekasi Djuanda</text:p>
          </table:table-cell>
          <table:table-cell office:value-type="string" table:style-name="ce1">
            <text:p>JL. IR. H. JUANDA NO. 75 005/001, BEKASI TIMUR, JAWA BARAT</text:p>
          </table:table-cell>
          <table:table-cell office:value-type="string" table:style-name="ce3">
            <text:p>08529015708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7hTjCyBWmVJUBXe8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Bekasi Harapan Indah</text:p>
          </table:table-cell>
          <table:table-cell office:value-type="string" table:style-name="ce1">
            <text:p>RUKO ASIA TROPIS BLOK AT 12 NO 15 ( Harapan indah kabupaten bekasi.)</text:p>
          </table:table-cell>
          <table:table-cell office:value-type="string" table:style-name="ce3">
            <text:p>0895630650495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vKBpr2GNhkWtTUV7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Bantargebang</text:p>
          </table:table-cell>
          <table:table-cell office:value-type="string" table:style-name="ce1">
            <text:p>JL.RAYA BANTAR GEBANG PANGKALAN 1B DPN SEKOLAHAN AL MUHTADIN</text:p>
          </table:table-cell>
          <table:table-cell office:value-type="string" table:style-name="ce3">
            <text:p>083083808558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Cibitung</text:p>
          </table:table-cell>
          <table:table-cell office:value-type="string" table:style-name="ce1">
            <text:p>KP SELANG JATI RT 003 RW 003 DS WANAJAYA KEC CIBITUNG BEKASI,JAWA BARAT</text:p>
          </table:table-cell>
          <table:table-cell office:value-type="string" table:style-name="ce3">
            <text:p>0831536357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1">
            <text:p>Karawaci</text:p>
          </table:table-cell>
          <table:table-cell office:value-type="string" table:style-name="ce2">
            <text:p>Jl. Imam Bonjol No.40, RT.003/RW.006, Panunggangan Bar., Kec. Karawaci,<text:s/></text:p>
            <text:p>Kota Tangerang</text:p>
          </table:table-cell>
          <table:table-cell office:value-type="string" table:style-name="ce3">
            <text:p>08212506783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F62BJUSXn1TXGWM4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4">
            <text:p>Legok</text:p>
          </table:table-cell>
          <table:table-cell office:value-type="string" table:style-name="ce8">
            <text:p>JL RAYA LEGOK - KARAWACI. KP BABAKAN TENGAH RT 03 RW 02 NO 44 KEL BABAKAN<text:s/></text:p>
            <text:p>KEC LEGOK KPTN TANGERANG</text:p>
          </table:table-cell>
          <table:table-cell office:value-type="string" table:style-name="ce5">
            <text:p>08296936582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4">
            <text:p>JDTK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1">
            <text:p>Pasar Gembrong</text:p>
          </table:table-cell>
          <table:table-cell office:value-type="string" table:style-name="ce2">
            <text:p>JL. BASUKI RAHMAT NO. 18 RT.002/014 (CARI DI GOOGLE MAP KEDAI FODYGO) -<text:s/></text:p>
            <text:p>CIPINANG MUARA - JAKARTA TIMUR</text:p>
          </table:table-cell>
          <table:table-cell office:value-type="string" table:style-name="ce3">
            <text:p>0828219968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sar Pagi (MG2)</text:p>
          </table:table-cell>
          <table:table-cell office:value-type="string" table:style-name="ce1">
            <text:p>PASAR PAGI MG2 LT SEMIBASEMENT BLOK PA NO 17</text:p>
          </table:table-cell>
          <table:table-cell office:value-type="string" table:style-name="ce3">
            <text:p>0821385993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wmxhibKEGFLVPtR16</text:p>
          </table:table-cell>
          <table:table-cell office:value-type="string" table:style-name="ce1">
            <text:p>JDTK</text:p>
          </table:table-cell>
          <table:table-cell table:number-columns-repeated="16376" table:style-name="ce4"/>
        </table:table-row>
        <table:table-row table:style-name="ro1">
          <table:table-cell table:style-name="ce1"/>
          <table:table-cell office:value-type="string" table:style-name="ce1">
            <text:p>Pasar Kamis (MG2)</text:p>
          </table:table-cell>
          <table:table-cell office:value-type="string" table:style-name="ce1">
            <text:p>JL RAYA PASAR KEMIS RUKO WISMA MAS SAMPING POMBENSIN BUMI INDAH</text:p>
          </table:table-cell>
          <table:table-cell office:value-type="string" table:style-name="ce3">
            <text:p>08212821537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rung</text:p>
          </table:table-cell>
          <table:table-cell office:value-type="string" table:style-name="ce1">
            <text:p>jl raya parung bogor depan pom jabon</text:p>
          </table:table-cell>
          <table:table-cell office:value-type="string" table:style-name="ce3">
            <text:p>0829027108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YU4bA3zmhh6BLYdi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jayanti</text:p>
          </table:table-cell>
          <table:table-cell office:value-type="string" table:style-name="ce1">
            <text:p>jl raya serang, km 35.5 pasar jayanti, kec jayanti kab. Tangerang</text:p>
          </table:table-cell>
          <table:table-cell office:value-type="string" table:style-name="ce3">
            <text:p>08294478445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aWYEDcnCL9w5Mmin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ondok Labu</text:p>
          </table:table-cell>
          <table:table-cell office:value-type="string" table:style-name="ce2">
            <text:p>Jl. Pinang I raya No.24, RT.1/RW.2, Pd. Labu, Kec. Cilandak, Kota Jakarta<text:s/></text:p>
            <text:p>Selatan, Daerah Khusus Ibukota Jakarta 12450, Indonesia</text:p>
          </table:table-cell>
          <table:table-cell office:value-type="string" table:style-name="ce3">
            <text:p>0838504467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kKUULaZkdF2EfQPP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adap Kosambi</text:p>
          </table:table-cell>
          <table:table-cell office:value-type="string" table:style-name="ce1">
            <text:p>Jl raya prancis,pergudangan mutiara kosambi blok b-3</text:p>
          </table:table-cell>
          <table:table-cell office:value-type="string" table:style-name="ce3">
            <text:p>0821022480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AjMW3Bj3dCsZXadP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putat</text:p>
          </table:table-cell>
          <table:table-cell office:value-type="string" table:style-name="ce2">
            <text:p>Jl. Ir H. Juanda No.57, Ciputat, Kec. Ciputat, Kota Tangerang Selatan,<text:s/></text:p>
            <text:p>Banten 15411</text:p>
          </table:table-cell>
          <table:table-cell office:value-type="string" table:style-name="ce3">
            <text:p>08387611416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5LtMYZiuFc1gAmXR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ukabumi</text:p>
          </table:table-cell>
          <table:table-cell office:value-type="string" table:style-name="ce1">
            <text:p>Cijalingan, Kec. Cicantayan, Sukabumi Regency, Jawa Barat 43155</text:p>
          </table:table-cell>
          <table:table-cell office:value-type="string" table:style-name="ce3">
            <text:p>0821249742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wNLieqsYzGUBQ3gZ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de Bage (Bandung)</text:p>
          </table:table-cell>
          <table:table-cell office:value-type="string" table:style-name="ce1">
            <text:p>JL.GEDE BAGE SELATAN NO.156 (DEPAN PUSDIKMIN) KOTA BANDUNG</text:p>
          </table:table-cell>
          <table:table-cell office:value-type="string" table:style-name="ce3">
            <text:p>0822465356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M1Qii9QbUG13je1fA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ringin</text:p>
          </table:table-cell>
          <table:table-cell office:value-type="string" table:style-name="ce1">
            <text:p>JALAN CARINGIN NO 4</text:p>
          </table:table-cell>
          <table:table-cell office:value-type="string" table:style-name="ce3">
            <text:p>08529440229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nsqEXvR9XK9iEUf6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ul Latif</text:p>
          </table:table-cell>
          <table:table-cell office:value-type="string" table:style-name="ce1">
            <text:p>JALAN DULATIP NO 78</text:p>
          </table:table-cell>
          <table:table-cell office:value-type="string" table:style-name="ce3">
            <text:p>082295069933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UyNCxbNuKVC5sKov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arut</text:p>
          </table:table-cell>
          <table:table-cell office:value-type="string" table:style-name="ce1">
            <text:p>JALAN SUDIRMAN NO 14</text:p>
          </table:table-cell>
          <table:table-cell office:value-type="string" table:style-name="ce3">
            <text:p>08529522600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4wiEA6Joh6vshEnP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asik</text:p>
          </table:table-cell>
          <table:table-cell office:value-type="string" table:style-name="ce1">
            <text:p>JALAN SL TOBING NO 108</text:p>
          </table:table-cell>
          <table:table-cell office:value-type="string" table:style-name="ce3">
            <text:p>0832242949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XgEBSgknAZLawwt3A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anjar Patroman</text:p>
          </table:table-cell>
          <table:table-cell office:value-type="string" table:style-name="ce1">
            <text:p>Jalan Siliwangi no 41, kel.raharga, kec purwaharja</text:p>
          </table:table-cell>
          <table:table-cell office:value-type="string" table:style-name="ce3">
            <text:p>08231175639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8stYoJJ9Wxhosb5V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Indramayu</text:p>
          </table:table-cell>
          <table:table-cell office:value-type="string" table:style-name="ce2">
            <text:p>jl raya jati barang blok roma rt 06 rw 03 desa bulak kec jati barang<text:s/></text:p>
            <text:p>kab.indramayu di depan apotik kimia farma</text:p>
          </table:table-cell>
          <table:table-cell office:value-type="string" table:style-name="ce3">
            <text:p>0890101004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A6zUTfpAj2E8YvMA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rebon</text:p>
          </table:table-cell>
          <table:table-cell office:value-type="string" table:style-name="ce2">
            <text:p>JL. FATAHILLAH PLERED-SUMBER NO. 80 ( SEBELAH UTARA SMP AT-TAQWIYAH / ALFA<text:s/></text:p>
            <text:p>MART ) DESA MEGU CILIK KEC. WERU KAB. CIREBON</text:p>
          </table:table-cell>
          <table:table-cell office:value-type="string" table:style-name="ce3">
            <text:p>0899924311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8ZHVRz22N1DHjsE2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akarta</text:p>
          </table:table-cell>
          <table:table-cell office:value-type="string" table:style-name="ce1">
            <text:p>JLN RAYA SADANG SUBANG , KEC.SUKAMULYA 2 CISEUREH PURWAKARTA RT.01/RW.05</text:p>
          </table:table-cell>
          <table:table-cell office:value-type="string" table:style-name="ce3">
            <text:p>0896050805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byr4PY8anyjz1Ae9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tabumi</text:p>
          </table:table-cell>
          <table:table-cell office:value-type="string" table:style-name="ce1">
            <text:p>RT.001/RW.005, Periuk, Kec. Periuk, Kota Tangerang, Banten</text:p>
          </table:table-cell>
          <table:table-cell office:value-type="string" table:style-name="ce3">
            <text:p>0831855516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JovJRbE9pRAoAMXF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binong</text:p>
          </table:table-cell>
          <table:table-cell office:value-type="string" table:style-name="ce2">
            <text:p>Kp Pos Pabuaran Cibinong Rt.001 Rw013 No 3 jln Raya Jakarta Bogor Km 43<text:s/></text:p>
            <text:p>kec Cibinong</text:p>
          </table:table-cell>
          <table:table-cell office:value-type="string" table:style-name="ce3">
            <text:p>0838715435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4BUnH59WKwXqhgqX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manukan</text:p>
          </table:table-cell>
          <table:table-cell office:value-type="string" table:style-name="ce2">
            <text:p>JL CECE JAKARIA RT01/ RW 12 BUDISARI, PAMANUKAN (DEPAN PASAR IMPRES<text:s/></text:p>
            <text:p>PAMANUKAN)</text:p>
          </table:table-cell>
          <table:table-cell office:value-type="string" table:style-name="ce3">
            <text:p>08388356915 / 08778231367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9LTwtEKWZNpADTQeA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erang</text:p>
          </table:table-cell>
          <table:table-cell office:value-type="string" table:style-name="ce2">
            <text:p>Jl. ayip usman, lingkungan hidup kebaharan, kel. kebaharan, kec, Lopang,<text:s/></text:p>
            <text:p>Kec. Serang, Kota Serang, Banten 42113</text:p>
          </table:table-cell>
          <table:table-cell office:value-type="string" table:style-name="ce3">
            <text:p>08778231367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5qEdzjg6ei6W1K9W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njur</text:p>
          </table:table-cell>
          <table:table-cell office:value-type="string" table:style-name="ce2">
            <text:p>JL.RAYA CIANJUR SUKABUMI KM 5/6 BAYUBUD RANCAGOONG DEKAT SEKOLAH ANABA<text:s/></text:p>
            <text:p>ISLAMIK SCOOL</text:p>
          </table:table-cell>
          <table:table-cell office:value-type="string" table:style-name="ce3">
            <text:p>08218086716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Nib2oMMBzaMZNCkw5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calengka</text:p>
          </table:table-cell>
          <table:table-cell office:value-type="string" table:style-name="ce1">
            <text:p>jl.raya barat cicalengka lama km 27.5 sindang pakuon cimanggung sumedang</text:p>
          </table:table-cell>
          <table:table-cell office:value-type="string" table:style-name="ce3">
            <text:p>08212746666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y2SobXMCfiTVJMB4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dalarang</text:p>
          </table:table-cell>
          <table:table-cell office:value-type="string" table:style-name="ce1">
            <text:p>JL SIMPANG UTARA NO 29 KERTAJAYA PADALARANG KAB BANDUNG BARAT</text:p>
          </table:table-cell>
          <table:table-cell office:value-type="string" table:style-name="ce3">
            <text:p>0831107269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UYJWtyMFUbhF2HSu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Soreang</text:p>
          </table:table-cell>
          <table:table-cell office:value-type="string" table:style-name="ce11">
            <text:p>JALAN RAYA SOREANG - BANJARAN (CITALIKTIK) KABUPATEN BANDUNG</text:p>
          </table:table-cell>
          <table:table-cell office:value-type="string" table:style-name="ce12">
            <text:p>082233429821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mis</text:p>
          </table:table-cell>
          <table:table-cell office:value-type="string" table:style-name="ce2">
            <text:p>JL RAYA CIKONENG - IMBANAGARA RAYA ( DEPAN INDOMARET SINDANGSARI ) CIAMIS<text:s/></text:p>
            <text:p>JAWA BARAT 46219</text:p>
          </table:table-cell>
          <table:table-cell office:value-type="string" table:style-name="ce3">
            <text:p>0827399593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Fgqe3cw3JG7e9py5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wi</text:p>
          </table:table-cell>
          <table:table-cell office:value-type="string" table:style-name="ce2">
            <text:p>jl.raya sukabumi.no.22,rt.02/rw.07.kelurahan harjasari kecamatan bogor<text:s/></text:p>
            <text:p>selatan.kode pos.16138</text:p>
          </table:table-cell>
          <table:table-cell office:value-type="string" table:style-name="ce3">
            <text:p>0829257554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jMdtvRUN8qUmVjyZ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ledug</text:p>
          </table:table-cell>
          <table:table-cell office:value-type="string" table:style-name="ce1">
            <text:p>JL CILEDUG RAYA NO 53 RT 6 RW 4 KEC PESANGGARAHAN KEL,PETUKANGAN UTARA</text:p>
          </table:table-cell>
          <table:table-cell office:value-type="string" table:style-name="ce3">
            <text:p>082113134753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2qq9hNeq8ZX97VJu5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mahi</text:p>
          </table:table-cell>
          <table:table-cell office:value-type="string" table:style-name="ce1">
            <text:p>Jl Sangkuriang No 2 Rt 5 Rw 12 Kel Padasuka Kec Cimahi Tengah Kota CIMAHI</text:p>
          </table:table-cell>
          <table:table-cell office:value-type="string" table:style-name="ce3">
            <text:p>0828839236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NCUhqs5u5WdY2Wjz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Cipadu</text:p>
          </table:table-cell>
          <table:table-cell office:value-type="string" table:style-name="ce8">
            <text:p>JL.WAHID HASIM RT 3 RW 4 RUKO ANUGRAH NO 7 KEL.JURANG MANGGU TIMUR TANGSEL<text:s/></text:p>
            <text:p>KEC.PONDOK AREN</text:p>
          </table:table-cell>
          <table:table-cell office:value-type="string" table:style-name="ce5">
            <text:p>08296936582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4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jalengka</text:p>
          </table:table-cell>
          <table:table-cell office:value-type="string" table:style-name="ce2">
            <text:p>Dusun manis no 03 RT 002 RW 003 Desa Andir, kecamatan jatiwangi, kab<text:s/></text:p>
            <text:p>Majalengka</text:p>
          </table:table-cell>
          <table:table-cell office:value-type="string" table:style-name="ce3">
            <text:p>0838393124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jcsqRunRKZrY5Fsr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Cikampek</text:p>
          </table:table-cell>
          <table:table-cell office:value-type="string" table:style-name="ce2">
            <text:p>JL STASIUN DUSUN SUKAMANAH TIMUR DESA CIKAMPEK BARAT KEC.CIKAMPEK RT O1 RW<text:s/></text:p>
            <text:p>03</text:p>
          </table:table-cell>
          <table:table-cell office:value-type="string" table:style-name="ce3">
            <text:p>0821248067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LYwbrSiEzKht9mXK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mpea</text:p>
          </table:table-cell>
          <table:table-cell office:value-type="string" table:style-name="ce1">
            <text:p>JL RAYA CIBANTENG KM,11 (DEPAN AHAS WIRA AGUNG LESTARI) CIAMPEA</text:p>
          </table:table-cell>
          <table:table-cell office:value-type="string" table:style-name="ce3">
            <text:p>083163186005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x2XuLJNpspEUpmWf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umedang</text:p>
          </table:table-cell>
          <table:table-cell office:value-type="string" table:style-name="ce2">
            <text:p>Jl. prabu gajah agung no 141 rt/w 01/07 kel.situ kec sumedang utara<text:s/></text:p>
            <text:p>(sebrang pom bensin prabu gajah, samping indomaret)</text:p>
          </table:table-cell>
          <table:table-cell office:value-type="string" table:style-name="ce3">
            <text:p>0828315305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JtfxScj9jwCdLJJh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uningan</text:p>
          </table:table-cell>
          <table:table-cell office:value-type="string" table:style-name="ce2">
            <text:p>Jl. Dr. Moch. Hatta no 01 link. dago, Kel Cijoho, Kec. Kuningan, Kab.<text:s/></text:p>
            <text:p>Kuningan</text:p>
          </table:table-cell>
          <table:table-cell office:value-type="string" table:style-name="ce3">
            <text:p>0832401545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bA3uoSWkSi6QzEAZ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1">
            <text:p>Teluk Jambe</text:p>
          </table:table-cell>
          <table:table-cell office:value-type="string" table:style-name="ce13">
            <text:p>Jl.Raya Perumnas, Ruko CG8 VI - 66 Karawang Barat,Teluk Jambe(Samping RJ<text:s/></text:p>
            <text:p>Bike)</text:p>
          </table:table-cell>
          <table:table-cell office:value-type="string" table:style-name="ce12">
            <text:p>083670733082</text:p>
          </table:table-cell>
          <table:table-cell office:value-type="string" table:style-name="ce11">
            <text:p>y</text:p>
          </table:table-cell>
          <table:table-cell table:number-columns-repeated="2" table:style-name="ce11"/>
          <table:table-cell office:value-type="string" table:style-name="ce1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gondewah</text:p>
          </table:table-cell>
          <table:table-cell office:value-type="string" table:style-name="ce1">
            <text:p>JL.HOLIS RAYA NO. 460-462, KEC. BANDUNG KULON</text:p>
          </table:table-cell>
          <table:table-cell office:value-type="string" table:style-name="ce3">
            <text:p>08211903809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wfnZmLeBcb5GTEBs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Leuwiliang</text:p>
          </table:table-cell>
          <table:table-cell office:value-type="string" table:style-name="ce2">
            <text:p>JL RAYA CIBEBER NO 29 RT02 RW06 CIBEBER 1 KECAMATAN LEUWILIANG KABUPATEN<text:s/></text:p>
            <text:p>BOGOR</text:p>
          </table:table-cell>
          <table:table-cell office:value-type="string" table:style-name="ce3">
            <text:p>08310847035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myxdebR4sXdAdkgf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jalaya</text:p>
          </table:table-cell>
          <table:table-cell office:value-type="string" table:style-name="ce1">
            <text:p>JL.RAYA ANYAR MAJASETA KEC.MAJALAYA</text:p>
          </table:table-cell>
          <table:table-cell office:value-type="string" table:style-name="ce3">
            <text:p>089536117980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BDCvpU4tUByoEBsc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ancaekek</text:p>
          </table:table-cell>
          <table:table-cell office:value-type="string" table:style-name="ce2">
            <text:p>JL NUSA INDAH RAYA NO 105 RT 06 / RW 08 DESA RANCAEKEK WETAN KEC RANCAEKEK<text:s/></text:p>
            <text:p>KAB BANDUNG JAWA BARAT 40394</text:p>
          </table:table-cell>
          <table:table-cell office:value-type="string" table:style-name="ce3">
            <text:p>08821146071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cEVhg6e1gxQqFbgr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ngaparna</text:p>
          </table:table-cell>
          <table:table-cell office:value-type="string" table:style-name="ce1">
            <text:p>JL. SIMPANG 4 MUKTAMAR CISINGA SEBRANG SAMSAT SINGAPARNA</text:p>
          </table:table-cell>
          <table:table-cell office:value-type="string" table:style-name="ce3">
            <text:p>0821169066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yiLFtKK7o3wHy8rK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Adiyasa</text:p>
          </table:table-cell>
          <table:table-cell office:value-type="string" table:style-name="ce4">
            <text:p>Jl raya Cisoka ds. cikuya kec. Solear Tangerang Banten</text:p>
          </table:table-cell>
          <table:table-cell office:value-type="string" table:style-name="ce5">
            <text:p>08384317484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4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egal</text:p>
          </table:table-cell>
          <table:table-cell office:value-type="string" table:style-name="ce1">
            <text:p>JALAN MATARAM RT 07/ 03 SURUNGAN LOR/ TEGAL</text:p>
          </table:table-cell>
          <table:table-cell office:value-type="string" table:style-name="ce3">
            <text:p>08211959591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H7V8o3YgQVKEjvhF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malang</text:p>
          </table:table-cell>
          <table:table-cell office:value-type="string" table:style-name="ce1">
            <text:p>JL RAYA PRINTIS KEMERDEKAAN RT 44 RW 07 WIDODAREN PEKANDANGAN</text:p>
          </table:table-cell>
          <table:table-cell office:value-type="string" table:style-name="ce3">
            <text:p>0829846614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6QVvmuSjjPnx1ce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ojong</text:p>
          </table:table-cell>
          <table:table-cell office:value-type="string" table:style-name="ce2">
            <text:p>JL. PULOREJO NO. 187 GG. 1, RT 03 / RW 02 DS. BOJONGMINGGIR, KEC. BOJONG,<text:s/></text:p>
            <text:p>KAB. PEKALONGAN</text:p>
          </table:table-cell>
          <table:table-cell office:value-type="string" table:style-name="ce3">
            <text:p>08586925168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Y3faqt9yYBtiMr3fA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kalongan</text:p>
          </table:table-cell>
          <table:table-cell office:value-type="string" table:style-name="ce1">
            <text:p>JALAN DR SOETOMO NO 165</text:p>
          </table:table-cell>
          <table:table-cell office:value-type="string" table:style-name="ce3">
            <text:p>0838938803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tP2ZQRjZa7g6YgEG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kerto</text:p>
          </table:table-cell>
          <table:table-cell office:value-type="string" table:style-name="ce1">
            <text:p>JALAN RAYA SIDABOA NO 4 PATIKRAJA</text:p>
          </table:table-cell>
          <table:table-cell office:value-type="string" table:style-name="ce3">
            <text:p>08521875688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JCMhkFpumq4RinVP7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ebumen</text:p>
          </table:table-cell>
          <table:table-cell office:value-type="string" table:style-name="ce1">
            <text:p>JALAN LINGKAR SELATAN DESA PADALUHURRT 04 RW 03 KEC. KLIRONG</text:p>
          </table:table-cell>
          <table:table-cell office:value-type="string" table:style-name="ce3">
            <text:p>08213475087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.page/BarakaKebumen?share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aliwungu</text:p>
          </table:table-cell>
          <table:table-cell office:value-type="string" table:style-name="ce1">
            <text:p>JALAN RAYA KALIWUNGU,KM 18, DEPAN GUDANG BULOG SUMBEREJO KENDAL</text:p>
          </table:table-cell>
          <table:table-cell office:value-type="string" table:style-name="ce3">
            <text:p>0822 2536 458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8iU5F9k1uYpb9Xai8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emarang (Lik)</text:p>
          </table:table-cell>
          <table:table-cell office:value-type="string" table:style-name="ce1">
            <text:p>LIK TENGAH GANG 4</text:p>
          </table:table-cell>
          <table:table-cell office:value-type="string" table:style-name="ce3">
            <text:p>0832660416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LG4z7Rt9PfWDDKc98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emarang (Arteri)</text:p>
          </table:table-cell>
          <table:table-cell office:value-type="string" table:style-name="ce1">
            <text:p>JL ALTERI SOEKARNO HATTA NO 180 A SEMARANG</text:p>
          </table:table-cell>
          <table:table-cell office:value-type="string" table:style-name="ce3">
            <text:p>0839246585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HEhvgiEGvYH4XbnS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dus</text:p>
          </table:table-cell>
          <table:table-cell office:value-type="string" table:style-name="ce1">
            <text:p>JALAN HOS COKROAMINOTO MELATI LOR RT 02/ RW 01</text:p>
          </table:table-cell>
          <table:table-cell office:value-type="string" table:style-name="ce3">
            <text:p>08398686545/ 08586583022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bri1L2taxArLE8gX8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Blora</text:p>
          </table:table-cell>
          <table:table-cell office:value-type="string" table:style-name="ce7">
            <text:p>JL. JENDRAL SUDIRMAN KM12,8 BANGKLE</text:p>
          </table:table-cell>
          <table:table-cell office:value-type="string" table:style-name="ce9">
            <text:p>082327048324</text:p>
          </table:table-cell>
          <table:table-cell office:value-type="string" table:style-name="ce7">
            <text:p>y</text:p>
          </table:table-cell>
          <table:table-cell office:value-type="string" table:style-name="ce7">
            <text:p>y</text:p>
          </table:table-cell>
          <table:table-cell office:value-type="string" table:style-name="ce7">
            <text:p>https://g.page/pusat-pemasangan-plafon-dan-baja?share</text:p>
          </table:table-cell>
          <table:table-cell office:value-type="string" table:style-name="ce7">
            <text:p>JTG</text:p>
          </table:table-cell>
          <table:table-cell table:number-columns-repeated="16376" table:style-name="ce7"/>
        </table:table-row>
        <table:table-row table:style-name="ro3">
          <table:table-cell/>
          <table:table-cell office:value-type="string" table:style-name="ce1">
            <text:p>Magelang</text:p>
          </table:table-cell>
          <table:table-cell office:value-type="string" table:style-name="ce2">
            <text:p>JALAN URIP SUMOHARJO NO 31 (DEPAN RUMAH DUKA RUMAH SAKIT TENTARA)KEL WATES<text:s/></text:p>
            <text:p>MAGELANG/ JL. NASIONAL 14 NO 252 WATES MAGELANG UTARA</text:p>
          </table:table-cell>
          <table:table-cell office:value-type="string" table:style-name="ce3">
            <text:p>0838022250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Ni2Kp4ePamHxJrp2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alatiga</text:p>
          </table:table-cell>
          <table:table-cell office:value-type="string" table:style-name="ce1">
            <text:p>JLS .SALATIGA AREA PASAR TIBAN</text:p>
          </table:table-cell>
          <table:table-cell office:value-type="string" table:style-name="ce3">
            <text:p>0821924865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Dcy3Rc3WzkXZCtD77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lo</text:p>
          </table:table-cell>
          <table:table-cell office:value-type="string" table:style-name="ce1">
            <text:p>JALAN YAP JUANG BING, JAGALAN</text:p>
          </table:table-cell>
          <table:table-cell office:value-type="string" table:style-name="ce3">
            <text:p>0833553393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G46dS6yr834NuT4y5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lo (Pasar Klewer)</text:p>
          </table:table-cell>
          <table:table-cell office:value-type="string" table:style-name="ce1">
            <text:p>JL GAJAH SURANTO, RUKO BARAT PASAR KLEWER</text:p>
          </table:table-cell>
          <table:table-cell office:value-type="string" table:style-name="ce3">
            <text:p>08225740444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1NtrqGfnxJnreAEBA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laten</text:p>
          </table:table-cell>
          <table:table-cell office:value-type="string" table:style-name="ce2">
            <text:p>JL KLATEN SOLO KM 5 NGARAN MLESE KLATEN TIMUR LAMPU MERAH RUMASAKIT ISLAM<text:s/></text:p>
            <text:p>KLATEN SAMPING BANK BPR KLATEN SEJAHTERA</text:p>
          </table:table-cell>
          <table:table-cell office:value-type="string" table:style-name="ce3">
            <text:p>0839244127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text:s/></text:p>
          </table:table-cell>
          <table:table-cell office:value-type="string" table:style-name="ce1">
            <text:p>https://goo.gl/maps/fjpG8zk21KcHRixv5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Yogyakarta</text:p>
          </table:table-cell>
          <table:table-cell office:value-type="string" table:style-name="ce1">
            <text:p>JALAN IMOGIRI TIMUR NO.218 GIWANGAN, UMBULHARJO (SELATAN PASAR GIWANGAN)</text:p>
          </table:table-cell>
          <table:table-cell office:value-type="string" table:style-name="ce3">
            <text:p>0824971552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EqFiA7QAdhB7sL6G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Kendal</text:p>
          </table:table-cell>
          <table:table-cell office:value-type="string" table:style-name="ce7">
            <text:p>Jalan raya kendal no 77, jambe arum, kec patebon</text:p>
          </table:table-cell>
          <table:table-cell office:value-type="string" table:style-name="ce9">
            <text:p>08328088290</text:p>
          </table:table-cell>
          <table:table-cell office:value-type="string" table:style-name="ce7">
            <text:p>y</text:p>
          </table:table-cell>
          <table:table-cell office:value-type="string" table:style-name="ce7">
            <text:p>y</text:p>
          </table:table-cell>
          <table:table-cell office:value-type="string" table:style-name="ce7">
            <text:p>https://goo.gl/maps/a5Ae2EHJMAfpEMq19</text:p>
          </table:table-cell>
          <table:table-cell office:value-type="string" table:style-name="ce7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ragen</text:p>
          </table:table-cell>
          <table:table-cell office:value-type="string" table:style-name="ce2">
            <text:p>JL SOLO SRAGEN, REJOWINANGUN RT 03 RW 07, KRIKILAN, MASARAN, SRAGEN (TIMUR<text:s/></text:p>
            <text:p>POM BENSIN KRIKILAN, MASARAN, SRAGEN)</text:p>
          </table:table-cell>
          <table:table-cell office:value-type="string" table:style-name="ce3">
            <text:p>0832825604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cvFujmwMpsJmdod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lon Progo</text:p>
          </table:table-cell>
          <table:table-cell office:value-type="string" table:style-name="ce1">
            <text:p>JALAN PAHLAWAN KM 3 SANGGRAHAN KIDUL,BENDUNGAN,WATES,KULON PROGO, D I Y</text:p>
          </table:table-cell>
          <table:table-cell office:value-type="string" table:style-name="ce3">
            <text:p>08782767241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ikCMJcYKdUTm1Et5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dadi Grobogan</text:p>
          </table:table-cell>
          <table:table-cell office:value-type="string" table:style-name="ce1">
            <text:p>JL RAYA PURWODADI BLORA KM 02 GETAS REJO DEPAN PABRIK ROTI GETAS REJO</text:p>
          </table:table-cell>
          <table:table-cell office:value-type="string" table:style-name="ce3">
            <text:p>0839027433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szTULCAUNAKFT6qcA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Ungaran</text:p>
          </table:table-cell>
          <table:table-cell office:value-type="string" table:style-name="ce2">
            <text:p>JL. JENDRAL SOEDIRMAN NO 10. MIJEN,GEDANGANAK, UNGARAN TIMUR [ SEBRANG SDN<text:s/></text:p>
            <text:p>1 GEDANGANAK ]</text:p>
          </table:table-cell>
          <table:table-cell office:value-type="string" table:style-name="ce3">
            <text:p>082253882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KofXmUVLs4dZVDaW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Pasar Beringharjo</text:p>
          </table:table-cell>
          <table:table-cell office:value-type="string" table:style-name="ce4">
            <text:p>JL PANEMBAHAN SENOPATI NO 38 PRAWIRODIRJAN GONDOMANAN, YOGYAKARTA</text:p>
          </table:table-cell>
          <table:table-cell office:value-type="string" table:style-name="ce5">
            <text:p>085840838278</text:p>
          </table:table-cell>
          <table:table-cell office:value-type="string" table:style-name="ce4">
            <text:p>y</text:p>
          </table:table-cell>
          <table:table-cell table:style-name="ce4"/>
          <table:table-cell office:value-type="string" table:style-name="ce4">
            <text:p>https://goo.gl/maps/Xscc511dXYEVRWSp6</text:p>
          </table:table-cell>
          <table:table-cell office:value-type="string" table:style-name="ce4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Anton</text:p>
          </table:table-cell>
          <table:table-cell office:value-type="string" table:style-name="ce8">
            <text:p>Jl. Pulorejo Gg.1 No.139, Ds. Bojongminggir, Kec. Bojong, Kab. Pekalongan<text:s/></text:p>
            <text:p>- Jawa Tengah</text:p>
          </table:table-cell>
          <table:table-cell office:value-type="string" table:style-name="ce5">
            <text:p>085869251689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4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rejo</text:p>
          </table:table-cell>
          <table:table-cell office:value-type="string" table:style-name="ce1">
            <text:p>Jl Gajah mada km.05, Grantung legok, Dukuhrejo, bayan ,Purworejo</text:p>
          </table:table-cell>
          <table:table-cell office:value-type="string" table:style-name="ce3">
            <text:p>08529191727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LdK364N4w9A8R6R9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lacap</text:p>
          </table:table-cell>
          <table:table-cell office:value-type="string" table:style-name="ce2">
            <text:p>JL RAYA KARANG KANDRI, RT 02 RW 03 KARANG KANDRI WETAN, KEC. KESUGIHAN,<text:s/></text:p>
            <text:p>KAB CILACAP</text:p>
          </table:table-cell>
          <table:table-cell office:value-type="string" table:style-name="ce3">
            <text:p>0832082544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tBBj3Jm58S8pr7Fr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rebes</text:p>
          </table:table-cell>
          <table:table-cell office:value-type="string" table:style-name="ce1">
            <text:p>Jl. RA Kartini N0. 02, RT: 07 RW: 02, Dukuh Tengah Ketanggungan, Brebes</text:p>
          </table:table-cell>
          <table:table-cell office:value-type="string" table:style-name="ce3">
            <text:p>083917611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QjarLS3zx3ReuDm8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Wonosobo</text:p>
          </table:table-cell>
          <table:table-cell office:value-type="string" table:style-name="ce2">
            <text:p>Jl.lingkar Marong no 9, Dsn.Marong, Ds.Karangluhur Rt.05 RW.05,<text:s/></text:p>
            <text:p>Kec.Kertek, Kab.Wonosobo, Jawa Tengah 56371</text:p>
          </table:table-cell>
          <table:table-cell office:value-type="string" table:style-name="ce3">
            <text:p>083917611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NJiXCL9vzp5K6Z5g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manggung</text:p>
          </table:table-cell>
          <table:table-cell office:value-type="string" table:style-name="ce2">
            <text:p>JL RAYA KEDU - PARAKAN, DUSUN SEPIKUL, DESA MOJOTENGAH RT 2 RW 2,<text:s/></text:p>
            <text:p>KECAMATAN KEDU, KABUPATEN TEMANGGUNG</text:p>
          </table:table-cell>
          <table:table-cell office:value-type="string" table:style-name="ce3">
            <text:p>089538591660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ocy2MhoWS2uxXSaA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yolali</text:p>
          </table:table-cell>
          <table:table-cell office:value-type="string" table:style-name="ce1">
            <text:p>JL RAYA BOYOLALI - SEMARANG, WINONG, JAWA TENGAH</text:p>
          </table:table-cell>
          <table:table-cell office:value-type="string" table:style-name="ce3">
            <text:p>0831924865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D37iCZApoewLTvmm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balingga</text:p>
          </table:table-cell>
          <table:table-cell office:value-type="string" table:style-name="ce1">
            <text:p>Jl LET. YUSUF, BABAKAN RT 19/ RW 05, KEC. KALIMANAH, KAB. PURBALINGGA</text:p>
          </table:table-cell>
          <table:table-cell office:value-type="string" table:style-name="ce3">
            <text:p>0839160595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eUHYgVHabLWgqkLk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para</text:p>
          </table:table-cell>
          <table:table-cell office:value-type="string" table:style-name="ce1">
            <text:p>Rw. 2, Pecangaan Kulon, Pecangaan, Jepara Regency, Central Java 59462</text:p>
          </table:table-cell>
          <table:table-cell office:value-type="string" table:style-name="ce3">
            <text:p>0821410798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1En3cxZ7YCY4zuUc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Margomulyo)</text:p>
          </table:table-cell>
          <table:table-cell office:value-type="string" table:style-name="ce1">
            <text:p>PERGUDANGAN MARGOMULYO PERMAI BLON N 3B</text:p>
          </table:table-cell>
          <table:table-cell office:value-type="string" table:style-name="ce3">
            <text:p>0829825925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o2ZmcFqPJfgJYYeRA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Demak)</text:p>
          </table:table-cell>
          <table:table-cell office:value-type="string" table:style-name="ce1">
            <text:p>JL DEMAK TIMUR NO 28/2 BUBUTAN SURABAYA</text:p>
          </table:table-cell>
          <table:table-cell office:value-type="string" table:style-name="ce3">
            <text:p>083537457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oBpTkQ6oGyVuzqJT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Surabaya (Bongkaran)</text:p>
          </table:table-cell>
          <table:table-cell office:value-type="string" table:style-name="ce4">
            <text:p>JALAN BONGKARAN NO 10</text:p>
          </table:table-cell>
          <table:table-cell office:value-type="string" table:style-name="ce5">
            <text:p>082131304515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4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Panjang Jiwo)</text:p>
          </table:table-cell>
          <table:table-cell office:value-type="string" table:style-name="ce1">
            <text:p>JALAN RAYA PANJANGJIWO PERMAI BLOK 1B NO 14</text:p>
          </table:table-cell>
          <table:table-cell office:value-type="string" table:style-name="ce3">
            <text:p>08221033915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8DA1sK5kRPFYbi8o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</text:p>
          </table:table-cell>
          <table:table-cell office:value-type="string" table:style-name="ce1">
            <text:p>JL.RUKO MORA GROVE MSH NO.15-16, KAHURIPAN NIRWANA VILLAGE SIDOARJO</text:p>
          </table:table-cell>
          <table:table-cell office:value-type="string" table:style-name="ce3">
            <text:p>08282225956/ 0082282695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Nqj8B4Ci8LCRhafm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lang</text:p>
          </table:table-cell>
          <table:table-cell office:value-type="string" table:style-name="ce1">
            <text:p>JALAN MAYJEN SUNGKONO NO 52 ARJOWINANGUN, KEDUNGKANDANG, MALANG</text:p>
          </table:table-cell>
          <table:table-cell office:value-type="string" table:style-name="ce3">
            <text:p>08531187360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kBMs4HRtv4XkNsVBA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ediri</text:p>
          </table:table-cell>
          <table:table-cell office:value-type="string" table:style-name="ce1">
            <text:p>Yg baru di JL.GATOT SUBROTO NO.130 MRICAN - MOJOROTO KOTA KEDIRI</text:p>
          </table:table-cell>
          <table:table-cell office:value-type="string" table:style-name="ce3">
            <text:p>0821968855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GjzERjG4pmQLXUnK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jokerto</text:p>
          </table:table-cell>
          <table:table-cell office:value-type="string" table:style-name="ce1">
            <text:p>JALAN RAYA SA BASUNI NO 72</text:p>
          </table:table-cell>
          <table:table-cell office:value-type="string" table:style-name="ce3">
            <text:p>0821719809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CNEoTXKqHpc3We59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ganjuk</text:p>
          </table:table-cell>
          <table:table-cell office:value-type="string" table:style-name="ce2">
            <text:p>JL. EMPU SENDOK, CANDIREJO KEC LOCERET, KAB NGANJUK (200M BARAT LAMPU<text:s/></text:p>
            <text:p>MERAH CANDI)</text:p>
          </table:table-cell>
          <table:table-cell office:value-type="string" table:style-name="ce3">
            <text:p>08225721009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MdHPGast5ZJDbwiE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diun</text:p>
          </table:table-cell>
          <table:table-cell office:value-type="string" table:style-name="ce2">
            <text:p>JL. MADIUN - SURABAYA KM 10, KEL. GARON, KEC. BALEREJO, KAB. MADIUN (<text:s/></text:p>
            <text:p>PEREMPATAN GERBANG TOL MADIUN KE TIMUR 1Km an )</text:p>
          </table:table-cell>
          <table:table-cell office:value-type="string" table:style-name="ce3">
            <text:p>0823057271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.page/bst-madiun?share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litar</text:p>
          </table:table-cell>
          <table:table-cell office:value-type="string" table:style-name="ce1">
            <text:p>JALAN RAYA TULUNGAGUN BLITAR DESA PLOSOSARANG</text:p>
          </table:table-cell>
          <table:table-cell office:value-type="string" table:style-name="ce3">
            <text:p>08235629975/ 08585655129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mW2W5EdRHdYaJuP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lungagung</text:p>
          </table:table-cell>
          <table:table-cell office:value-type="string" table:style-name="ce1">
            <text:p>JALAN DR WAHIDIN SUDIRI HUSODO NO 64, DEPAN SMA KATHOLIK TULUNGAGUNG</text:p>
          </table:table-cell>
          <table:table-cell office:value-type="string" table:style-name="ce3">
            <text:p>0824955319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csHYKbY3UEUK1Ec4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ojonegoro</text:p>
          </table:table-cell>
          <table:table-cell office:value-type="string" table:style-name="ce1">
            <text:p>JALAN UNTUNG SUROPATI NO 69</text:p>
          </table:table-cell>
          <table:table-cell office:value-type="string" table:style-name="ce3">
            <text:p>08233844020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Cwfyo7cUoXXc4brv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suruhan</text:p>
          </table:table-cell>
          <table:table-cell office:value-type="string" table:style-name="ce1">
            <text:p>JALAN AHMAD YANI NO 418</text:p>
          </table:table-cell>
          <table:table-cell office:value-type="string" table:style-name="ce3">
            <text:p>0821313220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PoVJDhUoCGZvjBY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robolinggo</text:p>
          </table:table-cell>
          <table:table-cell office:value-type="string" table:style-name="ce1">
            <text:p>JALAN RAYA DRINGU NO 44</text:p>
          </table:table-cell>
          <table:table-cell office:value-type="string" table:style-name="ce3">
            <text:p>0821337303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H13CAs54rGi3iz52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Lumajang</text:p>
          </table:table-cell>
          <table:table-cell office:value-type="string" table:style-name="ce2">
            <text:p>JL.RAYA SIMPANG 3,KRAJAN-WONOREJO-KEDUNGJAJANG( TIMUR PATUNG JARAN KENCAK<text:s/></text:p>
            <text:p>)</text:p>
          </table:table-cell>
          <table:table-cell office:value-type="string" table:style-name="ce3">
            <text:p>08525949304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tBW4A1cx5yMjpZiZ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Jember (pasar tanjung)</text:p>
          </table:table-cell>
          <table:table-cell office:value-type="string" table:style-name="ce1">
            <text:p>Jl. KH Shiddiq No.96, Kelurahan Jember Kidu, Jember Kidul, Kec. Kaliwates, Kabupaten Jember, Jawa Timur</text:p>
          </table:table-cell>
          <table:table-cell office:value-type="string" table:style-name="ce3">
            <text:p>08132856909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t3c5auG3sd47mmkh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Jember</text:p>
          </table:table-cell>
          <table:table-cell office:value-type="string" table:style-name="ce1">
            <text:p>JALAN MH THAMRIN, PERGUDANGAN PESONA AJUNG PARK NO 14</text:p>
          </table:table-cell>
          <table:table-cell office:value-type="string" table:style-name="ce3">
            <text:p>0835971910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4HPUggHmfkE6Xjc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anyuwangi (srono)</text:p>
          </table:table-cell>
          <table:table-cell office:value-type="string" table:style-name="ce1">
            <text:p>J6MF+JFF, Semalang, Sumbersari, Kec. Srono, Kabupaten Banyuwangi, Jawa Timur 68471</text:p>
          </table:table-cell>
          <table:table-cell office:value-type="string" table:style-name="ce3">
            <text:p>08223356605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dT8yBCFRh6NDC7od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anyuwangi</text:p>
          </table:table-cell>
          <table:table-cell office:value-type="string" table:style-name="ce1">
            <text:p>JALAN RAYA JEMBER 96 DUSUN KERAJAN DADAPAN KABAT</text:p>
          </table:table-cell>
          <table:table-cell office:value-type="string" table:style-name="ce3">
            <text:p>08223356605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www.google.co.id/maps/place/Jl.+Diponegoro,+Dusun+Krajan+II,+Gambiran,+Kec.+Gambiran,+Kabupaten+Banyuwangi,+Jawa+Timur+68486/@-8.3874976,114.1449085,3a,75y,293.74h,42.74t/data=!3m7!1e1!3m5!1sRTGtfHev0fjM7ZyTh2Z0Xg!2e0!3e11!7i16384!8i8192!4m13!1m7!3m6!1s0x0:0xc44d1316254643c3!2zOMKwMjMnMTcuMSJTIDExNMKwMDgnNDAuOCJF!3b1!8m2!3d-8.388078!4d114.144653!3m4!1s0x2dd15552afced541:0xc5a1c2fb724abd9d!8m2!3d-8.3883677!4d114.1445273?hl=id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Bangkalan</text:p>
          </table:table-cell>
          <table:table-cell office:value-type="string" table:style-name="ce10">
            <text:p>JL RE MARTADINATA KEL.MELAJAH KEC.BANGKALAN KAB.BANGKALAN MADURA DEPAN<text:s/></text:p>
            <text:p>GANG SMAN 3 BANGKALAN</text:p>
          </table:table-cell>
          <table:table-cell office:value-type="string" table:style-name="ce9">
            <text:p>08232377871</text:p>
          </table:table-cell>
          <table:table-cell office:value-type="string" table:style-name="ce7">
            <text:p>y</text:p>
          </table:table-cell>
          <table:table-cell office:value-type="string" table:style-name="ce7">
            <text:p>y</text:p>
          </table:table-cell>
          <table:table-cell office:value-type="string" table:style-name="ce7">
            <text:p>https://goo.gl/maps/QZzs5mUj9M9BdZxD6</text:p>
          </table:table-cell>
          <table:table-cell office:value-type="string" table:style-name="ce7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orogo</text:p>
          </table:table-cell>
          <table:table-cell office:value-type="string" table:style-name="ce2">
            <text:p>Jl. Sukarno Hatta Kav.No 15 Utara Patung Sukowati Jarakan Timur(Depan<text:s/></text:p>
            <text:p>Dealer MPM Motor),Ponorogo. Jawa Timur (63411)</text:p>
          </table:table-cell>
          <table:table-cell office:value-type="string" table:style-name="ce3">
            <text:p>0831473008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3kWb7FSc2nodY9Dp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Ngawi</text:p>
          </table:table-cell>
          <table:table-cell office:value-type="string" table:style-name="ce1">
            <text:p>JL. TRUNOJOYO GG. MAYANG I MARGOMULYO NGAWI (UTARA PERINTIS)</text:p>
          </table:table-cell>
          <table:table-cell office:value-type="string" table:style-name="ce3">
            <text:p>0828228875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.page/barakaexpressngawi?share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getan</text:p>
          </table:table-cell>
          <table:table-cell office:value-type="string" table:style-name="ce1">
            <text:p>JL. MAYJEND SUKOWATI (SELATAN SAMSAT) MAGETAN, JAWA TIMUR</text:p>
          </table:table-cell>
          <table:table-cell office:value-type="string" table:style-name="ce3">
            <text:p>08222345910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rpUYwBYJTCn5CZQ6A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mekasan</text:p>
          </table:table-cell>
          <table:table-cell office:value-type="string" table:style-name="ce1">
            <text:p>jl raya kangenan no 18A laden kec pamekasan</text:p>
          </table:table-cell>
          <table:table-cell office:value-type="string" table:style-name="ce3">
            <text:p>0821633422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jZxuQC3ndH9xofXb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 Blimbing</text:p>
          </table:table-cell>
          <table:table-cell office:value-type="string" table:style-name="ce1">
            <text:p>Jl. Sunandar Priyo Sudarmo No, 20 Pandean - Kel Purwantoro - Kec. Blimbing</text:p>
          </table:table-cell>
          <table:table-cell office:value-type="string" table:style-name="ce3">
            <text:p>08233471572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.page/BARAKAMALANGBLIMBING?share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renggalek</text:p>
          </table:table-cell>
          <table:table-cell office:value-type="string" table:style-name="ce2">
            <text:p>Jl. Raya Kedunglurah No.22, Tanggung, Kedunglurah, Kec. Pogalan, Kabupaten<text:s/></text:p>
            <text:p>Trenggalek, Jawa Timur 66371</text:p>
          </table:table-cell>
          <table:table-cell office:value-type="string" table:style-name="ce3">
            <text:p>085258279677/ 085851234690/ 085745873331/ 0823562997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MiHAFKzrTyfLR5t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edungdoro</text:p>
          </table:table-cell>
          <table:table-cell office:value-type="string" table:style-name="ce2">
            <text:p>Ruko Grand Flower 17 b, Jl. Pasar Kembang, Kupang Krajan, Kota SBY, Jawa<text:s/></text:p>
            <text:p>Timur</text:p>
          </table:table-cell>
          <table:table-cell office:value-type="string" table:style-name="ce3">
            <text:p>08233726419/ 0823372641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.page/baraka-kedungdoro-grandflower?share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tubondo</text:p>
          </table:table-cell>
          <table:table-cell office:value-type="string" table:style-name="ce1">
            <text:p>jln panglima santri patokan kec situbondo, Jawa Timur 68311</text:p>
          </table:table-cell>
          <table:table-cell office:value-type="string" table:style-name="ce3">
            <text:p>08223317241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pmej9iHqAxSpcmoHA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 (Batu)</text:p>
          </table:table-cell>
          <table:table-cell office:value-type="string" table:style-name="ce1">
            <text:p>Jl. Semeru, Sisir, Kec. Batu, Kota Batu, Jawa Timur 65314</text:p>
          </table:table-cell>
          <table:table-cell office:value-type="string" table:style-name="ce3">
            <text:p>08573254384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NAoeVgcvb3UGgYuE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ndowoso</text:p>
          </table:table-cell>
          <table:table-cell office:value-type="string" table:style-name="ce1">
            <text:p>JL BONDOWOSO JEMBER BUNDER PACORAN KECAMATAN BONDOWOSO</text:p>
          </table:table-cell>
          <table:table-cell office:value-type="string" table:style-name="ce3">
            <text:p>08223279486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DWwD1H3j2XLmdAcy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resik</text:p>
          </table:table-cell>
          <table:table-cell office:value-type="string" table:style-name="ce1">
            <text:p>JL KH.SYAFII RUKO TOWN HOUSE EMERALD AA 09 DAHAN REJO GRESIK</text:p>
          </table:table-cell>
          <table:table-cell office:value-type="string" table:style-name="ce3">
            <text:p>0831859626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fdfaniFTU2qPpbtK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, Pasar Besar</text:p>
          </table:table-cell>
          <table:table-cell office:value-type="string" table:style-name="ce1">
            <text:p>Jl. Sulawesi no. A6 Kel. Kasin Kec. Klojen Malang</text:p>
          </table:table-cell>
          <table:table-cell office:value-type="string" table:style-name="ce3">
            <text:p>0839077983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HQvkHtohwiAtti2R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Jombang</text:p>
          </table:table-cell>
          <table:table-cell office:value-type="string" table:style-name="ce2">
            <text:p>PERUMAHAN ASTAPADA INDAH 3 BLOK A1-A2, JL CINDERA WASIH, PLOSOGENENG,<text:s/></text:p>
            <text:p>JOMBANG</text:p>
          </table:table-cell>
          <table:table-cell office:value-type="string" table:style-name="ce3">
            <text:p>08574246370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9LxzRwJ8wad6YQDc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menep</text:p>
          </table:table-cell>
          <table:table-cell office:value-type="string" table:style-name="ce1">
            <text:p>Jl urip sumoharjo Pabian Sumenep (depan SMA Muhammadiyah Sumenep)</text:p>
          </table:table-cell>
          <table:table-cell office:value-type="string" table:style-name="ce3">
            <text:p>0880673077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gpFdz9ESigjQQXFd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nyuwangi (Genteng)</text:p>
          </table:table-cell>
          <table:table-cell office:value-type="string" table:style-name="ce2">
            <text:p>J46V+WVR, Jl. Diponegoro, Dusun Krajan II, Gambiran, Kec. Gambiran, Kabupaten Banyuwangi, Jawa Timur 68486</text:p>
          </table:table-cell>
          <table:table-cell office:value-type="string" table:style-name="ce3">
            <text:p>08564833444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2RcBdMWTU5ULAKVh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uban</text:p>
          </table:table-cell>
          <table:table-cell office:value-type="string" table:style-name="ce1">
            <text:p>Jl Raya Merakurak - Tuban, Mandirejo, Kec. Merakurak, Kab. Tuban</text:p>
          </table:table-cell>
          <table:table-cell office:value-type="string" table:style-name="ce3">
            <text:p>0833114454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VW4fE5C9pxwWBVr2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mongan</text:p>
          </table:table-cell>
          <table:table-cell office:value-type="string" table:style-name="ce1">
            <text:p>JL. J. A. SUPRAPTO (RUKO PIB) LAMONGAN</text:p>
          </table:table-cell>
          <table:table-cell office:value-type="string" table:style-name="ce3">
            <text:p>083356724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33m8Q8DiwBeQP9Kw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Lakarsantri)</text:p>
          </table:table-cell>
          <table:table-cell office:value-type="string" table:style-name="ce1">
            <text:p>JL. RAYA JERUK NO.228, JERUK LAKARSANTRI SURABAYA</text:p>
          </table:table-cell>
          <table:table-cell office:value-type="string" table:style-name="ce3">
            <text:p>0823898692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YZczomYe7QMSqNM8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Kletek)</text:p>
          </table:table-cell>
          <table:table-cell office:value-type="string" table:style-name="ce1">
            <text:p>JL RAYA TAMAN 17 B, SEPANJANG SDA</text:p>
          </table:table-cell>
          <table:table-cell office:value-type="string" table:style-name="ce3">
            <text:p>0823898691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cHs4j24g1HTwTGQg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Sedati)</text:p>
          </table:table-cell>
          <table:table-cell office:value-type="string" table:style-name="ce1">
            <text:p>Ruko Astrio B.5 Jl. Rajawali 1, Betro, Sedati - Sidoarjo</text:p>
          </table:table-cell>
          <table:table-cell office:value-type="string" table:style-name="ce3">
            <text:p>08508097307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1w6gRy4GFiLyJbno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Tanggulangin)</text:p>
          </table:table-cell>
          <table:table-cell office:value-type="string" table:style-name="ce1">
            <text:p>JL. RAYA KLUDAN KEC.TANGGULANGIN SIDOARJO (SEBELAH RUMAH MAKAN SATE GULAI)</text:p>
          </table:table-cell>
          <table:table-cell office:value-type="string" table:style-name="ce3">
            <text:p>0825244915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sQ2ancuB6Qtop3L7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enpasar</text:p>
          </table:table-cell>
          <table:table-cell office:value-type="string" table:style-name="ce1">
            <text:p>JL PONDOK INDAH III NO 14B UBUNG-DENPASAR-BALI</text:p>
          </table:table-cell>
          <table:table-cell office:value-type="string" table:style-name="ce3">
            <text:p>0823696757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.page/pt-baraka-sarana-tama?share</text:p>
          </table:table-cell>
          <table:table-cell office:value-type="string" table:style-name="ce1">
            <text:p>BALI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ngaraja</text:p>
          </table:table-cell>
          <table:table-cell office:value-type="string" table:style-name="ce1">
            <text:p>JL PULAU KOMODO NO 29X ,BANYUNING UTARA , BULELENG , SINGARAJA , BALI</text:p>
          </table:table-cell>
          <table:table-cell office:value-type="string" table:style-name="ce3">
            <text:p>08529191727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B7St5t8Lpvu7g9f6</text:p>
          </table:table-cell>
          <table:table-cell office:value-type="string" table:style-name="ce1">
            <text:p>BALI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mpung</text:p>
          </table:table-cell>
          <table:table-cell office:value-type="string" table:style-name="ce1">
            <text:p>Jalan Sukarno hatta, ruko bukit kencana 3 no 9,sukarame, bandar lampung</text:p>
          </table:table-cell>
          <table:table-cell office:value-type="string" table:style-name="ce3">
            <text:p>08536626777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geXuCf6pGc1kwbZE8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lembang</text:p>
          </table:table-cell>
          <table:table-cell office:value-type="string" table:style-name="ce2">
            <text:p>JL ALAMSYAH RATU PERWIRA NEGARA ,NO 39 A,BUKIT LAMA,KEC,ILIR BARAT 1,KOTA<text:s/></text:p>
            <text:p>PALEMBANG SUMATERA SELATAN 30138</text:p>
          </table:table-cell>
          <table:table-cell office:value-type="string" table:style-name="ce3">
            <text:p>08535725771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4Fsn83PQ4HhX9RHT7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ambi</text:p>
          </table:table-cell>
          <table:table-cell office:value-type="string" table:style-name="ce1">
            <text:p>Jl.lingkar barat 3 no 08 RT 71 kel.kenali besar kec.alam barajo</text:p>
          </table:table-cell>
          <table:table-cell office:value-type="string" table:style-name="ce3">
            <text:p>08533361452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m3zmZv1YVBLvMXD9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kanbaru</text:p>
          </table:table-cell>
          <table:table-cell office:value-type="string" table:style-name="ce2">
            <text:p>RUKO JASMINE RESIDENCE BLOK.B NO.15 JLN.SOEKARNO HATTA KEL.DELIMA<text:s/></text:p>
            <text:p>KEC.TAMPAN (DEPAN RUMAH SAKIT EKA HOSPITAL) PEKANBARU RIAU</text:p>
          </table:table-cell>
          <table:table-cell office:value-type="string" table:style-name="ce3">
            <text:p>0838963220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6wEiB8JG1mnkxwg29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edan</text:p>
          </table:table-cell>
          <table:table-cell office:value-type="string" table:style-name="ce2">
            <text:p>Kenangan Baru, Kec. Percut Sei Tuan, Kabupaten Deli Serdang, Sumatera<text:s/></text:p>
            <text:p>Utara 20371</text:p>
          </table:table-cell>
          <table:table-cell office:value-type="string" table:style-name="ce3">
            <text:p>0826241204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V16A7kVEXRNtYSzS8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dang</text:p>
          </table:table-cell>
          <table:table-cell office:value-type="string" table:style-name="ce1">
            <text:p>Sungai Sapih, Kec. Kuranji, Kota Padang, Sumatera Barat 25176</text:p>
          </table:table-cell>
          <table:table-cell office:value-type="string" table:style-name="ce3">
            <text:p>083265028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mh1Gxq8nGBjVVUL67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bing Tinggi</text:p>
          </table:table-cell>
          <table:table-cell office:value-type="string" table:style-name="ce2">
            <text:p>Jl. Prof. H. M Yamin No.5, Sri Padang, Kec. Rambutan, Kota Tebing Tinggi, Sumatera Utara 20998</text:p>
          </table:table-cell>
          <table:table-cell office:value-type="string" table:style-name="ce3">
            <text:p>0837051059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spejaypPviFbqv58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ukit Tinggi</text:p>
          </table:table-cell>
          <table:table-cell office:value-type="string" table:style-name="ce2">
            <text:p>Jln bay pas, no 7 pulai anak air, kecamatan mandiangin koto selayan, kota<text:s/></text:p>
            <text:p>bukittinggi, sumatra barat, kode pos 26138</text:p>
          </table:table-cell>
          <table:table-cell office:value-type="string" table:style-name="ce3">
            <text:p>08276305245 / 08228394333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TLqXpHjHmsZ9SPx6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7">
            <text:p>Duri</text:p>
          </table:table-cell>
          <table:table-cell office:value-type="string" table:style-name="ce10">
            <text:p>jl. Lintas Pekanbaru - Duri kelurahan Gajah Sakti Kec. Mandau/ Duri Kab.<text:s/></text:p>
            <text:p>BENGKALIS</text:p>
          </table:table-cell>
          <table:table-cell office:value-type="string" table:style-name="ce9">
            <text:p>0852 6374 1142 admin ( indriyani), 085278870667 kacab (Jamzuri)</text:p>
          </table:table-cell>
          <table:table-cell office:value-type="string" table:style-name="ce7">
            <text:p>y</text:p>
          </table:table-cell>
          <table:table-cell office:value-type="string" table:style-name="ce7">
            <text:p>y</text:p>
          </table:table-cell>
          <table:table-cell office:value-type="string" table:style-name="ce1">
            <text:p>https://www.google.com/maps/@1.2693281,101.2046092,21z?hl=id</text:p>
          </table:table-cell>
          <table:table-cell office:value-type="string" table:style-name="ce7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uara Bungo</text:p>
          </table:table-cell>
          <table:table-cell office:value-type="string" table:style-name="ce1">
            <text:p>Jl.lintas sumatera RT 07 RW 03 NO 28, kel.manggis kec.bathin III kab.bungo</text:p>
          </table:table-cell>
          <table:table-cell office:value-type="string" table:style-name="ce3">
            <text:p>0853 5775 33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tHhTpH8jJnKduyFBA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etro</text:p>
          </table:table-cell>
          <table:table-cell office:value-type="string" table:style-name="ce1">
            <text:p>JL YOS SUDARSO RT 17 RW 04 NO 5 MULYO JATI 16 C METRO BARAT LAMPUNG</text:p>
          </table:table-cell>
          <table:table-cell office:value-type="string" table:style-name="ce3">
            <text:p>08527902859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pWXVgTVZZcNTNKV6A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dang Sidempuan</text:p>
          </table:table-cell>
          <table:table-cell office:value-type="string" table:style-name="ce2">
            <text:p>Jln Kapten Koima No 117, Kelurahan Wek I, Kecamatan Padang Sidempuan Utara<text:s/></text:p>
            <text:p>(SUMUT) Pos 22717</text:p>
          </table:table-cell>
          <table:table-cell office:value-type="string" table:style-name="ce3">
            <text:p>0836554656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g8g2vMymrKVCtBr8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1">
            <text:p>Dumai</text:p>
          </table:table-cell>
          <table:table-cell office:value-type="string" table:style-name="ce11">
            <text:p>jl. Prof M. Yamin Bagan Keladi, Dumai Barat Kota Dumai</text:p>
          </table:table-cell>
          <table:table-cell office:value-type="string" table:style-name="ce12">
            <text:p>085278870667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isaran</text:p>
          </table:table-cell>
          <table:table-cell office:value-type="string" table:style-name="ce1">
            <text:p>Jl. Gatot Subroto, Sentang, Kec. Kisaran Timur, Kab. Asahan.</text:p>
          </table:table-cell>
          <table:table-cell office:value-type="string" table:style-name="ce3">
            <text:p>0826265258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hoqisyzLBpvDCUpY6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matang Siantar</text:p>
          </table:table-cell>
          <table:table-cell office:value-type="string" table:style-name="ce2">
            <text:p>Jln Tengku Imam Bonjol.No 7A. Kelurahan Tambangan Hulu. Kecamatan Padang<text:s/></text:p>
            <text:p>Hilir (samping pengadilan agama) Kota Tebing Tinggi.</text:p>
          </table:table-cell>
          <table:table-cell office:value-type="string" table:style-name="ce3">
            <text:p>08370510595 / 08126510730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sZfRBxNfHVhZg2aU7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RINGSEWU</text:p>
          </table:table-cell>
          <table:table-cell office:value-type="string" table:style-name="ce1">
            <text:p>Jl Ahmad Yani no 13 Sidoharjo pringsewu.</text:p>
          </table:table-cell>
          <table:table-cell office:value-type="string" table:style-name="ce3">
            <text:p>083679343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8bofwLKD9EuHGqGz7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rabumulih</text:p>
          </table:table-cell>
          <table:table-cell office:value-type="string" table:style-name="ce2">
            <text:p>Jln. Jenderal Sudirman komplek teletubis, kel.cambai kec. Cambai kota<text:s/></text:p>
            <text:p>prabumulih</text:p>
          </table:table-cell>
          <table:table-cell office:value-type="string" table:style-name="ce3">
            <text:p>08962862342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FWC4yYZbmNAbqjZA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Solok</text:p>
          </table:table-cell>
          <table:table-cell office:value-type="string" table:style-name="ce4">
            <text:p>JL. SULTAN NASIR, ARO IV KORONG, LUBUK SIKARAH, KOTA SOLOK</text:p>
          </table:table-cell>
          <table:table-cell office:value-type="string" table:style-name="ce5">
            <text:p>08277977576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style-name="ce4"/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Pariaman</text:p>
          </table:table-cell>
          <table:table-cell office:value-type="string" table:style-name="ce4">
            <text:p>JL. WR. MONGINSIDI NO. 6, LAMPAI CIMPARUH, KEC. PARIAMAN TENGAH</text:p>
          </table:table-cell>
          <table:table-cell office:value-type="string" table:style-name="ce5">
            <text:p>08365773933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style-name="ce4"/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KOTABUMI LAMPUNG</text:p>
          </table:table-cell>
          <table:table-cell office:value-type="string" table:style-name="ce8">
            <text:p>Jl Soekarno Hatta desa pernah luar RT 01 kelurahan kota alam. Kota bumi<text:s/></text:p>
            <text:p>Lampung utara</text:p>
          </table:table-cell>
          <table:table-cell office:value-type="string" table:style-name="ce5">
            <text:p>082175223065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ULANG BAWANG</text:p>
          </table:table-cell>
          <table:table-cell office:value-type="string" table:style-name="ce2">
            <text:p>Jl Lintas Timur Unit 2 RT:005 RW:01, Dwi WargaTunggal Jaya, Banjar Agung,<text:s/></text:p>
            <text:p>Tulang Bawang Regency, Lampung 34682</text:p>
          </table:table-cell>
          <table:table-cell office:value-type="string" table:style-name="ce3">
            <text:p>0836969389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VrjygYrFLpV1Y5yt6</text:p>
          </table:table-cell>
          <table:table-cell office:value-type="string" table:style-name="ce4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Banjarmasin</text:p>
          </table:table-cell>
          <table:table-cell office:value-type="string" table:style-name="ce4">
            <text:p>PERGUDANGAN CENTRAL No.99 H Jln A.Yani Km.13,5 Gambut Banjar</text:p>
          </table:table-cell>
          <table:table-cell office:value-type="string" table:style-name="ce5">
            <text:p>085366267773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likpapan</text:p>
          </table:table-cell>
          <table:table-cell office:value-type="string" table:style-name="ce2">
            <text:p>Jl Soekarno hatta km 2,5 No.33B kecamatan Balikpapan Utara. kelurahan Batu<text:s/></text:p>
            <text:p>Ampar 76125</text:p>
          </table:table-cell>
          <table:table-cell office:value-type="string" table:style-name="ce3">
            <text:p>08215755036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PXZ1Zs8645oAKLL29</text:p>
          </table:table-cell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tianak</text:p>
          </table:table-cell>
          <table:table-cell office:value-type="string" table:style-name="ce2">
            <text:p>JL. SUNGAI RAYA DALAM , VILLA GADING RAYA NO 4, RT/RW 002/07, KELURAHAN<text:s/></text:p>
            <text:p>BANGKA BELITUNG BARAT, KECAMATAN PONTIANAK TENGGARA (SAMPING BANK BPR)</text:p>
          </table:table-cell>
          <table:table-cell office:value-type="string" table:style-name="ce3">
            <text:p>08964639967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JveoqXpyxPDWRJRm8</text:p>
          </table:table-cell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marinda</text:p>
          </table:table-cell>
          <table:table-cell office:value-type="string" table:style-name="ce2">
            <text:p>JL. RINGROAD 1 ( SAMPING INDOMART) RT 14, KEL .LOK BAHU, KEC SUNGAI<text:s/></text:p>
            <text:p>KUNJANG SAMARINDA</text:p>
          </table:table-cell>
          <table:table-cell office:value-type="string" table:style-name="ce3">
            <text:p>082148743433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PCSFRT9Yc27AJCcF6</text:p>
          </table:table-cell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1">
            <text:p>Palangkaraya</text:p>
          </table:table-cell>
          <table:table-cell office:value-type="string" table:style-name="ce2">
            <text:p>JALAN G OBOS INDUK NO.79 SAMPING JALAN PANGERAN SAMUDRA SEBELAH INDOMARET,<text:s/></text:p>
            <text:p>KELURAHAN MENTENG, KECAMATAN JEKAN RAYA, KOTA PALANGKARAYA, PALANGKARAYA</text:p>
          </table:table-cell>
          <table:table-cell office:value-type="string" table:style-name="ce3">
            <text:p>085292029998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taram</text:p>
          </table:table-cell>
          <table:table-cell office:value-type="string" table:style-name="ce1">
            <text:p>JL A.A GEDE NGURAH,SANDUBAYA NO. 22 SEBELAH DEALER YAMAHA</text:p>
          </table:table-cell>
          <table:table-cell office:value-type="string" table:style-name="ce3">
            <text:p>0821323422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R9MkfP5UnWg4mCrJA</text:p>
          </table:table-cell>
          <table:table-cell office:value-type="string" table:style-name="ce1">
            <text:p>NTB</text:p>
          </table:table-cell>
          <table:table-cell table:number-columns-repeated="16376"/>
        </table:table-row>
        <table:table-row table:number-rows-repeated="10483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</meta:initial-creator>
    <dc:creator>PO</dc:creator>
    <meta:creation-date>2022-05-24T04:36:51Z</meta:creation-date>
    <dc:date>2022-08-18T06:06:25Z</dc:date>
    <meta:print-date>2022-08-18T04:44:39Z</meta:print-date>
  </office:meta>
</office:document-meta>
</file>